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36.51mm"/>
    </style:style>
    <style:style style:name="co4" style:family="table-column">
      <style:table-column-properties fo:break-before="auto" style:column-width="36.78mm"/>
    </style:style>
    <style:style style:name="co5" style:family="table-column">
      <style:table-column-properties fo:break-before="auto" style:column-width="48.15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48.42mm"/>
    </style:style>
    <style:style style:name="co10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7.06mm"/>
    </style:style>
    <style:style style:name="ce3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Link" style:data-style-name="N0">
      <style:text-properties fo:color="#0563c1" style:text-underline-style="solid" style:text-underline-width="auto" style:text-underline-color="font-color"/>
    </style:style>
    <style:style style:name="ce6" style:family="table-cell" style:parent-style-name="Link" style:data-style-name="N0">
      <style:text-properties fo:color="#000000" style:text-underline-style="none"/>
    </style:style>
    <style:style style:name="ce7" style:family="table-cell" style:parent-style-name="Default" style:data-style-name="N0">
      <style:table-cell-properties fo:border-bottom="0.06pt solid #000000" fo:background-color="#92d050" fo:border-left="none" fo:border-right="none" fo:border-top="none"/>
    </style:style>
    <style:style style:name="ce8" style:family="table-cell" style:parent-style-name="Default" style:data-style-name="N0">
      <style:table-cell-properties fo:background-color="#92d050" style:cell-protect="none" style:print-content="true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0">
      <style:table-cell-properties fo:background-color="#ffc000"/>
      <style:text-properties fo:color="#305496" fo:font-weight="bold" style:font-weight-asian="bold" style:font-weight-complex="bold"/>
    </style:style>
    <style:style style:name="ce16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"/>
    <style:style style:name="ce1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0">
      <style:table-cell-properties style:cell-protect="protected" style:print-content="true"/>
      <style:text-properties fo:color="#bfbfbf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cell-protect="protected" style:print-content="true" fo:border-left="none" fo:border-right="none" fo:border-top="none"/>
      <style:text-properties fo:color="#bfbfbf"/>
    </style:style>
    <style:style style:name="ce21" style:family="table-cell" style:parent-style-name="Default" style:data-style-name="N0">
      <style:table-cell-properties style:cell-protect="protected" style:print-content="true"/>
      <style:text-properties fo:color="#bfbfbf"/>
    </style:style>
    <style:style style:name="ce22" style:family="table-cell" style:parent-style-name="Default" style:data-style-name="N0">
      <style:table-cell-properties style:cell-protect="protected" style:print-content="true"/>
      <style:text-properties fo:color="#00000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e699" style:cell-protect="protected" style:print-content="true"/>
      <style:text-properties fo:color="#000000"/>
    </style:style>
    <style:style style:name="ce24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 fo:background-color="transparent"/>
      <style:text-properties fo:color="#bfbfbf"/>
    </style:style>
    <style:style style:name="ce2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7" style:family="table-cell" style:parent-style-name="Default" style:data-style-name="N0">
      <style:table-cell-properties fo:background-color="#ffe699" style:cell-protect="protected" style:print-content="true"/>
    </style:style>
    <style:style style:name="ce28" style:family="table-cell" style:parent-style-name="Default" style:data-style-name="N121">
      <style:table-cell-properties fo:background-color="#ffe699" style:cell-protect="protected" style:print-content="true"/>
    </style:style>
    <style:style style:name="ce29" style:family="table-cell" style:parent-style-name="Default" style:data-style-name="N0">
      <style:table-cell-properties fo:background-color="#ffe699"/>
    </style:style>
    <style:style style:name="ce3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IA_Lower-bound_N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4" table:default-cell-style-name="ce4"/>
        <table:table-row table:style-name="ro1">
          <table:table-cell table:style-name="ce1" office:value-type="string" calcext:value-type="string">
            <text:p>Compute Lower-bound Sample Size for the Fisher Information Approximation (FIA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Reference:</text:p>
          </table:table-cell>
          <table:table-cell office:value-type="string" calcext:value-type="string">
            <text:p>Heck, D. W., Moshagen, M., &amp; Erdfelder, E. (2014)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del selection by minimum description length: Lower-bound sample sizes for the Fisher information approximatio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Journal of Mathematical Psychology, 60, 29–34.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<text:a xlink:href="https://doi.org/10.1016/j.jmp.2014.06.002" xlink:type="simple">https://doi.org/10.1016/j.jmp.2014.06.002</text:a>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3" office:value-type="string" calcext:value-type="string">
            <text:p>Procedure:</text:p>
          </table:table-cell>
          <table:table-cell table:style-name="ce6" office:value-type="string" calcext:value-type="string">
            <text:p>1. Estimate the relevant MPT models (using the same data set) in multiTree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&gt;&gt; check option "Minimum Description Length" on the right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office:value-type="string" calcext:value-type="string">
            <text:p>&gt;&gt; Data must be identical (the proportion of number of observations per MPT tree matters!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2. Copy and paste the output given in multiTree into the green fields below</text:p>
          </table:table-cell>
          <table:table-cell table:style-name="ce1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INPUT: Information copied from multiTree output</text:p>
          </table:table-cell>
          <table:table-cell table:number-columns-repeated="3"/>
          <table:table-cell table:style-name="ce19" office:value-type="string" calcext:value-type="string">
            <text:p>For lower-bound N:</text:p>
          </table:table-cell>
          <table:table-cell table:style-name="ce22" office:value-type="string" calcext:value-type="string">
            <text:p>Model Selection Results</text:p>
          </table:table-cell>
          <table:table-cell table:style-name="ce24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Model Name</text:p>
          </table:table-cell>
          <table:table-cell table:style-name="ce7" office:value-type="string" calcext:value-type="string">
            <text:p>MDL = FIA value</text:p>
          </table:table-cell>
          <table:table-cell table:style-name="ce7" office:value-type="string" calcext:value-type="string">
            <text:p>cFIA = FIA complexity</text:p>
          </table:table-cell>
          <table:table-cell table:style-name="ce7" office:value-type="string" calcext:value-type="string">
            <text:p>N = Number of observations</text:p>
          </table:table-cell>
          <table:table-cell table:style-name="ce7" office:value-type="string" calcext:value-type="string">
            <text:p>S = free parameters</text:p>
          </table:table-cell>
          <table:table-cell table:style-name="ce20" office:value-type="string" calcext:value-type="string">
            <text:p>log(Integral)</text:p>
          </table:table-cell>
          <table:table-cell table:style-name="ce23" office:value-type="string" calcext:value-type="string">
            <text:p>delta FIA</text:p>
          </table:table-cell>
          <table:table-cell table:style-name="ce25" office:value-type="string" calcext:value-type="string">
            <text:p>exp(-delta FIA)</text:p>
          </table:table-cell>
          <table:table-cell table:style-name="ce27" office:value-type="string" calcext:value-type="string">
            <text:p>FIA weigh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seline</text:p>
          </table:table-cell>
          <table:table-cell table:style-name="ce8" office:value-type="float" office:value="46.7598" calcext:value-type="float">
            <text:p>46.7598</text:p>
          </table:table-cell>
          <table:table-cell table:style-name="ce8" office:value-type="float" office:value="5.17097" calcext:value-type="float">
            <text:p>5.17097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21" table:formula="of:=IF(ISBLANK([.D16]);&quot;&quot;;[.D16]-[.F16]/2*LN([.E16]/(2*PI())))" office:value-type="float" office:value="1.78626875628087" calcext:value-type="float">
            <text:p>1.7862687563</text:p>
          </table:table-cell>
          <table:table-cell table:style-name="ce23" table:formula="of:=IF(ISBLANK([.D16]);&quot;&quot;;[.C16]-MIN([.C16:.C25]))" office:value-type="float" office:value="5.17097" calcext:value-type="float">
            <text:p>5.17097</text:p>
          </table:table-cell>
          <table:table-cell table:style-name="ce25" table:formula="of:=IF(ISBLANK([.D16]);&quot;&quot;;EXP(-[.H16]))" office:value-type="float" office:value="0.00567905746090589" calcext:value-type="float">
            <text:p>0.0056790575</text:p>
          </table:table-cell>
          <table:table-cell table:style-name="ce28" table:formula="of:=IF(ISBLANK([.D16]);&quot;&quot;;[.I16]/SUM([.I16:.I25]))" office:value-type="float" office:value="0.00292374455198582" calcext:value-type="float">
            <text:p>0.002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GUESS (e=.5)</text:p>
          </table:table-cell>
          <table:table-cell table:style-name="ce8" office:value-type="float" office:value="41.58883" calcext:value-type="float">
            <text:p>41.588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21" table:formula="of:=IF(ISBLANK([.D17]);&quot;&quot;;[.D17]-[.F17]/2*LN([.E17]/(2*PI())))" office:value-type="float" office:value="0" calcext:value-type="float">
            <text:p>0</text:p>
          </table:table-cell>
          <table:table-cell table:style-name="ce23" table:formula="of:=IF(ISBLANK([.D17]);&quot;&quot;;[.C17]-MIN([.C16:.C25]))" office:value-type="float" office:value="0" calcext:value-type="float">
            <text:p>0</text:p>
          </table:table-cell>
          <table:table-cell table:style-name="ce25" table:formula="of:=IF(ISBLANK([.D17]);&quot;&quot;;EXP(-[.H17]))" office:value-type="float" office:value="1" calcext:value-type="float">
            <text:p>1</text:p>
          </table:table-cell>
          <table:table-cell table:style-name="ce28" table:formula="of:=IF(ISBLANK([.D17]);&quot;&quot;;[.I17]/SUM([.I16:.I25]))" office:value-type="float" office:value="0.514829189898607" calcext:value-type="float">
            <text:p>0.5148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TTB (e&lt;.5)</text:p>
          </table:table-cell>
          <table:table-cell table:style-name="ce8" office:value-type="float" office:value="43.1699" calcext:value-type="float">
            <text:p>43.1699</text:p>
          </table:table-cell>
          <table:table-cell table:style-name="ce8" office:value-type="float" office:value="1.58106" calcext:value-type="float">
            <text:p>1.5810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21" table:formula="of:=IF(ISBLANK([.D18]);&quot;&quot;;[.D18]-[.F18]/2*LN([.E18]/(2*PI())))" office:value-type="float" office:value="0.452826252093622" calcext:value-type="float">
            <text:p>0.4528262521</text:p>
          </table:table-cell>
          <table:table-cell table:style-name="ce23" table:formula="of:=IF(ISBLANK([.D18]);&quot;&quot;;[.C18]-MIN([.C16:.C25]))" office:value-type="float" office:value="1.58107" calcext:value-type="float">
            <text:p>1.58107</text:p>
          </table:table-cell>
          <table:table-cell table:style-name="ce25" table:formula="of:=IF(ISBLANK([.D18]);&quot;&quot;;EXP(-[.H18]))" office:value-type="float" office:value="0.205754822718206" calcext:value-type="float">
            <text:p>0.2057548227</text:p>
          </table:table-cell>
          <table:table-cell table:style-name="ce28" table:formula="of:=IF(ISBLANK([.D18]);&quot;&quot;;[.I18]/SUM([.I16:.I25]))" office:value-type="float" office:value="0.105928588697746" calcext:value-type="float">
            <text:p>0.1059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DDdet (e&lt;.5)</text:p>
          </table:table-cell>
          <table:table-cell table:style-name="ce8" office:value-type="float" office:value="43.17133" calcext:value-type="float">
            <text:p>43.17133</text:p>
          </table:table-cell>
          <table:table-cell table:style-name="ce8" office:value-type="float" office:value="1.5825" calcext:value-type="float">
            <text:p>1.582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21" table:formula="of:=IF(ISBLANK([.D19]);&quot;&quot;;[.D19]-[.F19]/2*LN([.E19]/(2*PI())))" office:value-type="float" office:value="0.454266252093622" calcext:value-type="float">
            <text:p>0.4542662521</text:p>
          </table:table-cell>
          <table:table-cell table:style-name="ce23" table:formula="of:=IF(ISBLANK([.D19]);&quot;&quot;;[.C19]-MIN([.C16:.C25]))" office:value-type="float" office:value="1.5825" calcext:value-type="float">
            <text:p>1.5825</text:p>
          </table:table-cell>
          <table:table-cell table:style-name="ce25" table:formula="of:=IF(ISBLANK([.D19]);&quot;&quot;;EXP(-[.H19]))" office:value-type="float" office:value="0.205460803595496" calcext:value-type="float">
            <text:p>0.2054608036</text:p>
          </table:table-cell>
          <table:table-cell table:style-name="ce28" table:formula="of:=IF(ISBLANK([.D19]);&quot;&quot;;[.I19]/SUM([.I16:.I25]))" office:value-type="float" office:value="0.105777219070986" calcext:value-type="float">
            <text:p>0.1058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WADDprob (e&lt;.5)</text:p>
          </table:table-cell>
          <table:table-cell table:style-name="ce8" office:value-type="float" office:value="42.88952" calcext:value-type="float">
            <text:p>42.88952</text:p>
          </table:table-cell>
          <table:table-cell table:style-name="ce8" office:value-type="float" office:value="1.30069" calcext:value-type="float">
            <text:p>1.3006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21" table:formula="of:=IF(ISBLANK([.D20]);&quot;&quot;;[.D20]-[.F20]/2*LN([.E20]/(2*PI())))" office:value-type="float" office:value="-2.08401124371913" calcext:value-type="float">
            <text:p>-2.0840112437</text:p>
          </table:table-cell>
          <table:table-cell table:style-name="ce23" table:formula="of:=IF(ISBLANK([.D20]);&quot;&quot;;[.C20]-MIN([.C16:.C25]))" office:value-type="float" office:value="1.30069" calcext:value-type="float">
            <text:p>1.30069</text:p>
          </table:table-cell>
          <table:table-cell table:style-name="ce25" table:formula="of:=IF(ISBLANK([.D20]);&quot;&quot;;EXP(-[.H20]))" office:value-type="float" office:value="0.272343810958095" calcext:value-type="float">
            <text:p>0.272343811</text:p>
          </table:table-cell>
          <table:table-cell table:style-name="ce28" table:formula="of:=IF(ISBLANK([.D20]);&quot;&quot;;[.I20]/SUM([.I16:.I25]))" office:value-type="float" office:value="0.140210543569455" calcext:value-type="float">
            <text:p>0.1402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EQW (e&lt;.5)</text:p>
          </table:table-cell>
          <table:table-cell table:style-name="ce8" office:value-type="float" office:value="42.96259" calcext:value-type="float">
            <text:p>42.96259</text:p>
          </table:table-cell>
          <table:table-cell table:style-name="ce8" office:value-type="float" office:value="1.37376" calcext:value-type="float">
            <text:p>1.3737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21" table:formula="of:=IF(ISBLANK([.D21]);&quot;&quot;;[.D21]-[.F21]/2*LN([.E21]/(2*PI())))" office:value-type="float" office:value="0.245526252093622" calcext:value-type="float">
            <text:p>0.2455262521</text:p>
          </table:table-cell>
          <table:table-cell table:style-name="ce23" table:formula="of:=IF(ISBLANK([.D21]);&quot;&quot;;[.C21]-MIN([.C16:.C25]))" office:value-type="float" office:value="1.37376" calcext:value-type="float">
            <text:p>1.37376</text:p>
          </table:table-cell>
          <table:table-cell table:style-name="ce25" table:formula="of:=IF(ISBLANK([.D21]);&quot;&quot;;EXP(-[.H21]))" office:value-type="float" office:value="0.253153311366996" calcext:value-type="float">
            <text:p>0.2531533114</text:p>
          </table:table-cell>
          <table:table-cell table:style-name="ce28" table:formula="of:=IF(ISBLANK([.D21]);&quot;&quot;;[.I21]/SUM([.I16:.I25]))" office:value-type="float" office:value="0.13033071421122" calcext:value-type="float">
            <text:p>0.1303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number-columns-repeated="5"/>
          <table:table-cell table:style-name="ce21" table:formula="of:=IF(ISBLANK([.D22]);&quot;&quot;;[.D22]-[.F22]/2*LN([.E22]/(2*PI())))">
            <text:p/>
          </table:table-cell>
          <table:table-cell table:style-name="ce23" table:formula="of:=IF(ISBLANK([.D22]);&quot;&quot;;[.C22]-MIN([.C16:.C25]))">
            <text:p/>
          </table:table-cell>
          <table:table-cell table:style-name="ce25" table:formula="of:=IF(ISBLANK([.D22]);&quot;&quot;;EXP(-[.H22]))">
            <text:p/>
          </table:table-cell>
          <table:table-cell table:style-name="ce29" table:formula="of:=IF(ISBLANK([.D22]);&quot;&quot;;[.I22]/SUM([.I16:.I25]))">
            <text:p/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number-columns-repeated="5"/>
          <table:table-cell table:style-name="ce21" table:formula="of:=IF(ISBLANK([.D23]);&quot;&quot;;[.D23]-[.F23]/2*LN([.E23]/(2*PI())))">
            <text:p/>
          </table:table-cell>
          <table:table-cell table:style-name="ce23" table:formula="of:=IF(ISBLANK([.D23]);&quot;&quot;;[.C23]-MIN([.C16:.C25]))">
            <text:p/>
          </table:table-cell>
          <table:table-cell table:style-name="ce25" table:formula="of:=IF(ISBLANK([.D23]);&quot;&quot;;EXP(-[.H23]))">
            <text:p/>
          </table:table-cell>
          <table:table-cell table:style-name="ce29" table:formula="of:=IF(ISBLANK([.D23]);&quot;&quot;;[.I23]/SUM([.I16:.I25]))">
            <text:p/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number-columns-repeated="5"/>
          <table:table-cell table:style-name="ce21" table:formula="of:=IF(ISBLANK([.D24]);&quot;&quot;;[.D24]-[.F24]/2*LN([.E24]/(2*PI())))">
            <text:p/>
          </table:table-cell>
          <table:table-cell table:style-name="ce23" table:formula="of:=IF(ISBLANK([.D24]);&quot;&quot;;[.C24]-MIN([.C16:.C25]))">
            <text:p/>
          </table:table-cell>
          <table:table-cell table:style-name="ce25" table:formula="of:=IF(ISBLANK([.D24]);&quot;&quot;;EXP(-[.H24]))">
            <text:p/>
          </table:table-cell>
          <table:table-cell table:style-name="ce29" table:formula="of:=IF(ISBLANK([.D24]);&quot;&quot;;[.I24]/SUM([.I16:.I25]))">
            <text:p/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number-columns-repeated="5"/>
          <table:table-cell table:style-name="ce21" table:formula="of:=IF(ISBLANK([.D25]);&quot;&quot;;[.D25]-[.F25]/2*LN([.E25]/(2*PI())))">
            <text:p/>
          </table:table-cell>
          <table:table-cell table:style-name="ce23" table:formula="of:=IF(ISBLANK([.D25]);&quot;&quot;;[.C25]-MIN([.C16:.C25]))">
            <text:p/>
          </table:table-cell>
          <table:table-cell table:style-name="ce25" table:formula="of:=IF(ISBLANK([.D25]);&quot;&quot;;EXP(-[.H25]))">
            <text:p/>
          </table:table-cell>
          <table:table-cell table:style-name="ce29" table:formula="of:=IF(ISBLANK([.D25]);&quot;&quot;;[.I25]/SUM([.I16:.I25]))">
            <text:p/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UTPUT: Pairwise comparison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[.B16]" office:value-type="string" office:string-value="Baseline" calcext:value-type="string">
            <text:p>Baseline</text:p>
          </table:table-cell>
          <table:table-cell table:formula="of:=[.B17]" office:value-type="string" office:string-value="GUESS (e=.5)" calcext:value-type="string">
            <text:p>GUESS (e=.5)</text:p>
          </table:table-cell>
          <table:table-cell table:formula="of:=[.B18]" office:value-type="string" office:string-value="TTB (e&lt;.5)" calcext:value-type="string">
            <text:p>TTB (e&lt;.5)</text:p>
          </table:table-cell>
          <table:table-cell table:formula="of:=[.B19]" office:value-type="string" office:string-value="WADDdet (e&lt;.5)" calcext:value-type="string">
            <text:p>WADDdet (e&lt;.5)</text:p>
          </table:table-cell>
          <table:table-cell table:formula="of:=[.B20]" office:value-type="string" office:string-value="WADDprob (e&lt;.5)" calcext:value-type="string">
            <text:p>WADDprob (e&lt;.5)</text:p>
          </table:table-cell>
          <table:table-cell table:formula="of:=[.B21]" office:value-type="string" office:string-value="EQW (e&lt;.5)" calcext:value-type="string">
            <text:p>EQW (e&lt;.5)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" office:value-type="string" office:string-value="Baseline" calcext:value-type="string">
            <text:p>Baseline</text:p>
          </table:table-cell>
          <table:table-cell table:style-name="ce11"/>
          <table:table-cell table:style-name="ce16" table:number-columns-repeated="5"/>
          <table:table-cell table:style-name="ce26" table:number-columns-repeated="2"/>
          <table:table-cell table:style-name="ce30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7]" office:value-type="string" office:string-value="GUESS (e=.5)" calcext:value-type="string">
            <text:p>GUESS (e=.5)</text:p>
          </table:table-cell>
          <table:table-cell table:style-name="ce12" table:formula="of:=IF(OR(ISBLANK([.D16]);ISBLANK([.D17]));&quot;&quot;;IF(EXACT([.F16];[.F17]);0; 2*PI()*EXP(2/([.F16]-[.F17])*([.G17]-[.G16]))))" office:value-type="float" office:value="1.90986245979815" calcext:value-type="float">
            <text:p>2</text:p>
          </table:table-cell>
          <table:table-cell table:style-name="ce17" table:number-columns-repeated="5"/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8]" office:value-type="string" office:string-value="TTB (e&lt;.5)" calcext:value-type="string">
            <text:p>TTB (e&lt;.5)</text:p>
          </table:table-cell>
          <table:table-cell table:style-name="ce12" table:formula="of:=IF(OR(ISBLANK([.D16]);ISBLANK([.D18]));&quot;&quot;;IF(EXACT([.F16];[.F18]);0; 2*PI()*EXP(2/([.F16]-[.F18])*([.G18]-[.G16]))))" office:value-type="float" office:value="1.65604886308584" calcext:value-type="float">
            <text:p>2</text:p>
          </table:table-cell>
          <table:table-cell table:style-name="ce17" table:formula="of:=IF(OR(ISBLANK([.D17]);ISBLANK([.D18]));&quot;&quot;;IF(EXACT([.F17];[.F18]);0; 2*PI()*EXP(2/([.F17]-[.F18])*([.G18]-[.G17]))))" office:value-type="float" office:value="2.54015362687253" calcext:value-type="float">
            <text:p>3</text:p>
          </table:table-cell>
          <table:table-cell table:style-name="ce17" table:number-columns-repeated="4"/>
          <table:table-cell table:number-columns-repeated="2"/>
          <table:table-cell table:style-name="ce31"/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19]" office:value-type="string" office:string-value="WADDdet (e&lt;.5)" calcext:value-type="string">
            <text:p>WADDdet (e&lt;.5)</text:p>
          </table:table-cell>
          <table:table-cell table:style-name="ce12" table:formula="of:=IF(OR(ISBLANK([.D16]);ISBLANK([.D19]));&quot;&quot;;IF(EXACT([.F16];[.F19]);0; 2*PI()*EXP(2/([.F16]-[.F19])*([.G19]-[.G16]))))" office:value-type="float" office:value="1.6584352912646" calcext:value-type="float">
            <text:p>2</text:p>
          </table:table-cell>
          <table:table-cell table:style-name="ce17" table:formula="of:=IF(OR(ISBLANK([.D17]);ISBLANK([.D19]));&quot;&quot;;IF(EXACT([.F17];[.F19]);0; 2*PI()*EXP(2/([.F17]-[.F19])*([.G19]-[.G17]))))" office:value-type="float" office:value="2.53284850884639" calcext:value-type="float">
            <text:p>3</text:p>
          </table:table-cell>
          <table:table-cell table:style-name="ce17" table:formula="of:=IF(OR(ISBLANK([.D18]);ISBLANK([.D19]));&quot;&quot;;IF(EXACT([.F18];[.F19]);0; 2*PI()*EXP(2/([.F18]-[.F19])*([.G19]-[.G18]))))" office:value-type="float" office:value="0" calcext:value-type="float">
            <text:p>0</text:p>
          </table:table-cell>
          <table:table-cell table:style-name="ce17" table:number-columns-repeated="3"/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]" office:value-type="string" office:string-value="WADDprob (e&lt;.5)" calcext:value-type="string">
            <text:p>WADDprob (e&lt;.5)</text:p>
          </table:table-cell>
          <table:table-cell table:style-name="ce12" table:formula="of:=IF(OR(ISBLANK([.D16]);ISBLANK([.D20]));&quot;&quot;;IF(EXACT([.F16];[.F20]);0; 2*PI()*EXP(2/([.F16]-[.F20])*([.G20]-[.G16]))))" office:value-type="float" office:value="0" calcext:value-type="float">
            <text:p>0</text:p>
          </table:table-cell>
          <table:table-cell table:style-name="ce17" table:formula="of:=IF(OR(ISBLANK([.D17]);ISBLANK([.D20]));&quot;&quot;;IF(EXACT([.F17];[.F20]);0; 2*PI()*EXP(2/([.F17]-[.F20])*([.G20]-[.G17]))))" office:value-type="float" office:value="25.2094240678836" calcext:value-type="float">
            <text:p>25</text:p>
          </table:table-cell>
          <table:table-cell table:style-name="ce17" table:formula="of:=IF(OR(ISBLANK([.D18]);ISBLANK([.D20]));&quot;&quot;;IF(EXACT([.F18];[.F20]);0; 2*PI()*EXP(2/([.F18]-[.F20])*([.G20]-[.G18]))))" office:value-type="float" office:value="79.4171676568445" calcext:value-type="float">
            <text:p>79</text:p>
          </table:table-cell>
          <table:table-cell table:style-name="ce17" table:formula="of:=IF(OR(ISBLANK([.D19]);ISBLANK([.D20]));&quot;&quot;;IF(EXACT([.F19];[.F20]);0; 2*PI()*EXP(2/([.F19]-[.F20])*([.G20]-[.G19]))))" office:value-type="float" office:value="79.5316107575272" calcext:value-type="float">
            <text:p>80</text:p>
          </table:table-cell>
          <table:table-cell table:style-name="ce17" table:number-columns-repeated="2"/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1]" office:value-type="string" office:string-value="EQW (e&lt;.5)" calcext:value-type="string">
            <text:p>EQW (e&lt;.5)</text:p>
          </table:table-cell>
          <table:table-cell table:style-name="ce12" table:formula="of:=IF(OR(ISBLANK([.D16]);ISBLANK([.D21]));&quot;&quot;;IF(EXACT([.F16];[.F21]);0; 2*PI()*EXP(2/([.F16]-[.F21])*([.G21]-[.G16]))))" office:value-type="float" office:value="1.34599640753021" calcext:value-type="float">
            <text:p>1</text:p>
          </table:table-cell>
          <table:table-cell table:style-name="ce17" table:formula="of:=IF(OR(ISBLANK([.D17]);ISBLANK([.D21]));&quot;&quot;;IF(EXACT([.F17];[.F21]);0; 2*PI()*EXP(2/([.F17]-[.F21])*([.G21]-[.G17]))))" office:value-type="float" office:value="3.8451959433645" calcext:value-type="float">
            <text:p>4</text:p>
          </table:table-cell>
          <table:table-cell table:style-name="ce17" table:formula="of:=IF(OR(ISBLANK([.D18]);ISBLANK([.D21]));&quot;&quot;;IF(EXACT([.F18];[.F21]);0; 2*PI()*EXP(2/([.F18]-[.F21])*([.G21]-[.G18]))))" office:value-type="float" office:value="0" calcext:value-type="float">
            <text:p>0</text:p>
          </table:table-cell>
          <table:table-cell table:style-name="ce17" table:formula="of:=IF(OR(ISBLANK([.D19]);ISBLANK([.D21]));&quot;&quot;;IF(EXACT([.F19];[.F21]);0; 2*PI()*EXP(2/([.F19]-[.F21])*([.G21]-[.G19]))))" office:value-type="float" office:value="0" calcext:value-type="float">
            <text:p>0</text:p>
          </table:table-cell>
          <table:table-cell table:style-name="ce17" table:formula="of:=IF(OR(ISBLANK([.D20]);ISBLANK([.D21]));&quot;&quot;;IF(EXACT([.F20];[.F21]);0; 2*PI()*EXP(2/([.F20]-[.F21])*([.G21]-[.G20]))))" office:value-type="float" office:value="64.5483504412734" calcext:value-type="float">
            <text:p>65</text:p>
          </table:table-cell>
          <table:table-cell table:style-name="ce17"/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3" table:formula="of:=IF(OR(ISBLANK([.D16]);ISBLANK([.D22]));&quot;&quot;;IF(EXACT([.F16];[.F22]);0; 2*PI()*EXP(2/([.F16]-[.F22])*([.G22]-[.G16]))))">
            <text:p/>
          </table:table-cell>
          <table:table-cell table:formula="of:=IF(OR(ISBLANK([.D17]);ISBLANK([.D22]));&quot;&quot;;IF(EXACT([.F17];[.F22]);0; 2*PI()*EXP(2/([.F17]-[.F22])*([.G22]-[.G17]))))">
            <text:p/>
          </table:table-cell>
          <table:table-cell table:formula="of:=IF(OR(ISBLANK([.D18]);ISBLANK([.D22]));&quot;&quot;;IF(EXACT([.F18];[.F22]);0; 2*PI()*EXP(2/([.F18]-[.F22])*([.G22]-[.G18]))))">
            <text:p/>
          </table:table-cell>
          <table:table-cell table:formula="of:=IF(OR(ISBLANK([.D19]);ISBLANK([.D22]));&quot;&quot;;IF(EXACT([.F19];[.F22]);0; 2*PI()*EXP(2/([.F19]-[.F22])*([.G22]-[.G19]))))">
            <text:p/>
          </table:table-cell>
          <table:table-cell table:formula="of:=IF(OR(ISBLANK([.D20]);ISBLANK([.D22]));&quot;&quot;;IF(EXACT([.F20];[.F22]);0; 2*PI()*EXP(2/([.F20]-[.F22])*([.G22]-[.G20]))))">
            <text:p/>
          </table:table-cell>
          <table:table-cell table:style-name="ce17" table:formula="of:=IF(OR(ISBLANK([.D21]);ISBLANK([.D22]));&quot;&quot;;IF(EXACT([.F21];[.F22]);0; 2*PI()*EXP(2/([.F21]-[.F22])*([.G22]-[.G21]))))">
            <text:p/>
          </table:table-cell>
          <table:table-cell table:number-columns-repeated="2"/>
          <table:table-cell table:style-name="ce31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3" table:formula="of:=IF(OR(ISBLANK([.D16]);ISBLANK([.D23]));&quot;&quot;;IF(EXACT([.F16];[.F23]);0; 2*PI()*EXP(2/([.F16]-[.F23])*([.G23]-[.G16]))))">
            <text:p/>
          </table:table-cell>
          <table:table-cell table:formula="of:=IF(OR(ISBLANK([.D17]);ISBLANK([.D23]));&quot;&quot;;IF(EXACT([.F17];[.F23]);0; 2*PI()*EXP(2/([.F17]-[.F23])*([.G23]-[.G17]))))">
            <text:p/>
          </table:table-cell>
          <table:table-cell table:formula="of:=IF(OR(ISBLANK([.D18]);ISBLANK([.D23]));&quot;&quot;;IF(EXACT([.F18];[.F23]);0; 2*PI()*EXP(2/([.F18]-[.F23])*([.G23]-[.G18]))))">
            <text:p/>
          </table:table-cell>
          <table:table-cell table:formula="of:=IF(OR(ISBLANK([.D19]);ISBLANK([.D23]));&quot;&quot;;IF(EXACT([.F19];[.F23]);0; 2*PI()*EXP(2/([.F19]-[.F23])*([.G23]-[.G19]))))">
            <text:p/>
          </table:table-cell>
          <table:table-cell table:formula="of:=IF(OR(ISBLANK([.D20]);ISBLANK([.D23]));&quot;&quot;;IF(EXACT([.F20];[.F23]);0; 2*PI()*EXP(2/([.F20]-[.F23])*([.G23]-[.G20]))))">
            <text:p/>
          </table:table-cell>
          <table:table-cell table:formula="of:=IF(OR(ISBLANK([.D21]);ISBLANK([.D23]));&quot;&quot;;IF(EXACT([.F21];[.F23]);0; 2*PI()*EXP(2/([.F21]-[.F23])*([.G23]-[.G21]))))">
            <text:p/>
          </table:table-cell>
          <table:table-cell table:formula="of:=IF(OR(ISBLANK([.D22]);ISBLANK([.D23]));&quot;&quot;;IF(EXACT([.F22];[.F23]);0; 2*PI()*EXP(2/([.F22]-[.F23])*([.G23]-[.G22]))))">
            <text:p/>
          </table:table-cell>
          <table:table-cell/>
          <table:table-cell table:style-name="ce31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3" table:formula="of:=IF(OR(ISBLANK([.D16]);ISBLANK([.D24]));&quot;&quot;;IF(EXACT([.F16];[.F24]);0; 2*PI()*EXP(2/([.F16]-[.F24])*([.G24]-[.G16]))))">
            <text:p/>
          </table:table-cell>
          <table:table-cell table:formula="of:=IF(OR(ISBLANK([.D17]);ISBLANK([.D24]));&quot;&quot;;IF(EXACT([.F17];[.F24]);0; 2*PI()*EXP(2/([.F17]-[.F24])*([.G24]-[.G17]))))">
            <text:p/>
          </table:table-cell>
          <table:table-cell table:formula="of:=IF(OR(ISBLANK([.D18]);ISBLANK([.D24]));&quot;&quot;;IF(EXACT([.F18];[.F24]);0; 2*PI()*EXP(2/([.F18]-[.F24])*([.G24]-[.G18]))))">
            <text:p/>
          </table:table-cell>
          <table:table-cell table:formula="of:=IF(OR(ISBLANK([.D19]);ISBLANK([.D24]));&quot;&quot;;IF(EXACT([.F19];[.F24]);0; 2*PI()*EXP(2/([.F19]-[.F24])*([.G24]-[.G19]))))">
            <text:p/>
          </table:table-cell>
          <table:table-cell table:formula="of:=IF(OR(ISBLANK([.D20]);ISBLANK([.D24]));&quot;&quot;;IF(EXACT([.F20];[.F24]);0; 2*PI()*EXP(2/([.F20]-[.F24])*([.G24]-[.G20]))))">
            <text:p/>
          </table:table-cell>
          <table:table-cell table:formula="of:=IF(OR(ISBLANK([.D21]);ISBLANK([.D24]));&quot;&quot;;IF(EXACT([.F21];[.F24]);0; 2*PI()*EXP(2/([.F21]-[.F24])*([.G24]-[.G21]))))">
            <text:p/>
          </table:table-cell>
          <table:table-cell table:formula="of:=IF(OR(ISBLANK([.D22]);ISBLANK([.D24]));&quot;&quot;;IF(EXACT([.F22];[.F24]);0; 2*PI()*EXP(2/([.F22]-[.F24])*([.G24]-[.G22]))))">
            <text:p/>
          </table:table-cell>
          <table:table-cell table:formula="of:=IF(OR(ISBLANK([.D23]);ISBLANK([.D24]));&quot;&quot;;IF(EXACT([.F23];[.F24]);0; 2*PI()*EXP(2/([.F23]-[.F24])*([.G24]-[.G23]))))">
            <text:p/>
          </table:table-cell>
          <table:table-cell table:style-name="ce31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14" table:formula="of:=IF(OR(ISBLANK([.D16]);ISBLANK([.D25]));&quot;&quot;;IF(EXACT([.F16];[.F25]);0; 2*PI()*EXP(2/([.F16]-[.F25])*([.G25]-[.G16]))))">
            <text:p/>
          </table:table-cell>
          <table:table-cell table:style-name="ce18" table:formula="of:=IF(OR(ISBLANK([.D17]);ISBLANK([.D25]));&quot;&quot;;IF(EXACT([.F17];[.F25]);0; 2*PI()*EXP(2/([.F17]-[.F25])*([.G25]-[.G17]))))">
            <text:p/>
          </table:table-cell>
          <table:table-cell table:style-name="ce18" table:formula="of:=IF(OR(ISBLANK([.D18]);ISBLANK([.D25]));&quot;&quot;;IF(EXACT([.F18];[.F25]);0; 2*PI()*EXP(2/([.F18]-[.F25])*([.G25]-[.G18]))))">
            <text:p/>
          </table:table-cell>
          <table:table-cell table:style-name="ce18" table:formula="of:=IF(OR(ISBLANK([.D19]);ISBLANK([.D25]));&quot;&quot;;IF(EXACT([.F19];[.F25]);0; 2*PI()*EXP(2/([.F19]-[.F25])*([.G25]-[.G19]))))">
            <text:p/>
          </table:table-cell>
          <table:table-cell table:style-name="ce18" table:formula="of:=IF(OR(ISBLANK([.D20]);ISBLANK([.D25]));&quot;&quot;;IF(EXACT([.F20];[.F25]);0; 2*PI()*EXP(2/([.F20]-[.F25])*([.G25]-[.G20]))))">
            <text:p/>
          </table:table-cell>
          <table:table-cell table:style-name="ce18" table:formula="of:=IF(OR(ISBLANK([.D21]);ISBLANK([.D25]));&quot;&quot;;IF(EXACT([.F21];[.F25]);0; 2*PI()*EXP(2/([.F21]-[.F25])*([.G25]-[.G21]))))">
            <text:p/>
          </table:table-cell>
          <table:table-cell table:style-name="ce18" table:formula="of:=IF(OR(ISBLANK([.D22]);ISBLANK([.D25]));&quot;&quot;;IF(EXACT([.F22];[.F25]);0; 2*PI()*EXP(2/([.F22]-[.F25])*([.G25]-[.G22]))))">
            <text:p/>
          </table:table-cell>
          <table:table-cell table:style-name="ce18" table:formula="of:=IF(OR(ISBLANK([.D23]);ISBLANK([.D25]));&quot;&quot;;IF(EXACT([.F23];[.F25]);0; 2*PI()*EXP(2/([.F23]-[.F25])*([.G25]-[.G23]))))">
            <text:p/>
          </table:table-cell>
          <table:table-cell table:style-name="ce32" table:formula="of:=IF(OR(ISBLANK([.D24]);ISBLANK([.D25]));&quot;&quot;;IF(EXACT([.F24];[.F25]);0; 2*PI()*EXP(2/([.F24]-[.F25])*([.G25]-[.G24]))))">
            <text:p/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OUTPUT: Overall lower-bound 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Lower-bound N' =</text:p>
          </table:table-cell>
          <table:table-cell table:style-name="ce15" table:formula="of:= COM.MICROSOFT.CEILING(MAX([.C30:.K39]);1)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&gt;&gt; Models have 3 MPT trees of equal size, hence, the actual lower-bound N is 81 (= ceiling(80/3)*3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&gt; The MPT models in the example are used for outcome-based strategy classification in a judgment and decision making cont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&gt;&gt; Reference: </text:p>
          </table:table-cell>
          <table:table-cell office:value-type="string" calcext:value-type="string">
            <text:p>Hilbig, B. E., &amp; Moshagen, M. (2014). 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office:value-type="string" calcext:value-type="string">
            <text:p>Generalized outcome-based strategy classification: Comparing deterministic and probabilistic choice models.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sychonomic Bulletin &amp; Review, 21, 1431–1443.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1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meta:initial-creator>Daniel</meta:initial-creator>
    <meta:creation-date>2015-12-16T08:33:03Z</meta:creation-date>
    <dc:date>2016-02-15T14:21:42.071000000</dc:date>
    <meta:editing-duration>PT3M24S</meta:editing-duration>
    <meta:editing-cycles>1</meta:editing-cycles>
    <meta:document-statistic meta:table-count="1" meta:cell-count="192" meta:object-count="0"/>
  </office:meta>
</office:document-meta>
</file>